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85cm" fo:min-width="9.2cm"/>
    </style:style>
    <style:style style:name="gr2" style:family="graphic" style:parent-style-name="standard">
      <style:graphic-properties draw:stroke="none" svg:stroke-color="#000000" draw:fill="none" draw:fill-color="#ffffff" fo:min-height="2.259cm"/>
    </style:style>
    <style:style style:name="gr3" style:family="graphic" style:parent-style-name="objectwithoutfill">
      <style:graphic-properties draw:marker-end="Half_20_Arrow_20_Left" draw:marker-end-width="0.3cm" draw:fill="solid" draw:textarea-vertical-align="middle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1.779cm" fo:min-width="1.415cm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opacity="21%" draw:opacity-name="" draw:textarea-horizontal-align="justify" draw:textarea-vertical-align="middle" draw:auto-grow-height="false" fo:min-height="1.779cm" fo:min-width="1.415cm" draw:shadow="hidden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style:font-name="Ubuntu"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solid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style:font-name="Ubuntu"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/>
      <style:text-properties style:font-name="Ubuntu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opacity="21%"/>
      <style:paragraph-properties fo:text-align="center"/>
      <style:text-properties style:font-name="Ubuntu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Ubuntu" fo:font-size="14pt" fo:font-style="normal" style:font-name-asian="Hack" style:font-size-asian="14pt" style:font-style-asian="normal" style:font-name-complex="Hack" style:font-size-complex="14pt" style:font-style-complex="normal"/>
    </style:style>
    <style:style style:name="T5" style:family="text">
      <style:text-properties style:font-name="Ubuntu" fo:font-size="14pt" fo:font-style="italic" style:font-name-asian="Hack" style:font-size-asian="14pt" style:font-style-asian="italic" style:font-name-complex="Hack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7cm" svg:height="11.1cm" svg:x="1.2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937cm" svg:height="2.509cm" svg:x="7.8cm" svg:y="12.9cm">
          <draw:text-box>
            <text:p><text:span text:style-name="T1">Espacio </text:span></text:p>
            <text:p><text:span text:style-name="T1">muestral S</text:span></text:p>
          </draw:text-box>
        </draw:frame>
        <draw:line draw:style-name="gr3" draw:text-style-name="P3" draw:layer="layout" svg:x1="8.5cm" svg:y1="13.1cm" svg:x2="8.2cm" svg:y2="12.2cm">
          <text:p/>
        </draw:line>
        <draw:custom-shape draw:style-name="gr4" draw:text-style-name="P5" draw:layer="layout" svg:width="2.707cm" svg:height="2.869cm" svg:x="5.7cm" svg:y="4.8cm">
          <text:p text:style-name="P4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7.9cm" svg:y1="7.5cm" svg:x2="8.3cm" svg:y2="8.9cm">
          <text:p text:style-name="P4"><text:span text:style-name="T3">Unión</text:span></text:p>
        </draw:line>
        <draw:custom-shape draw:style-name="gr4" draw:text-style-name="P5" draw:layer="layout" svg:width="2.707cm" svg:height="2.869cm" svg:x="7.578cm" svg:y="4.8cm">
          <text:p text:style-name="P4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1cm" svg:height="1cm" svg:x="3.4cm" svg:y="6.3cm">
          <draw:text-box>
            <text:p text:style-name="P7"><text:span text:style-name="T1">Se unen</text:span></text:p>
          </draw:text-box>
        </draw:frame>
        <draw:path draw:style-name="gr7" draw:text-style-name="P9" draw:layer="layout" svg:width="4.584cm" svg:height="2.868cm" svg:x="6.015cm" svg:y="9.031cm" svg:viewBox="0 0 4585 2869" svg:d="M1353 0c370 0 699 145 939 386 240-241 569-386 939-386 767 0 1354 621 1354 1434s-587 1435-1354 1435c-370 0-699-145-939-387-240 242-569 387-939 387-767 0-1353-622-1353-1435s586-1434 1353-1434z">
          <text:p text:style-name="P8"><text:span text:style-name="T2">A</text:span><text:span text:style-name="T4">∪</text:span><text:span text:style-name="T5">B</text:span></text:p>
        </draw:path>
        <draw:frame draw:style-name="gr8" draw:text-style-name="P2" draw:layer="layout" svg:width="4.5cm" svg:height="0.8cm" svg:x="1.4cm" svg:y="4.2cm">
          <draw:text-box>
            <text:p text:style-name="P7"><text:span text:style-name="T1">Dos eventos A y B</text:span></text:p>
          </draw:text-box>
        </draw:frame>
        <draw:custom-shape draw:style-name="gr4" draw:text-style-name="P5" draw:layer="layout" svg:width="2.707cm" svg:height="2.869cm" svg:x="1.3cm" svg:y="1.231cm">
          <text:p text:style-name="P4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707cm" svg:height="2.869cm" svg:x="4.275cm" svg:y="1.281cm">
          <text:p text:style-name="P4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6.2cm" svg:y1="4.2cm" svg:x2="6.4cm" svg:y2="4.7cm">
          <text:p/>
        </draw:line>
        <draw:frame draw:style-name="gr9" draw:text-style-name="P2" draw:layer="layout" svg:width="3.5cm" svg:height="0.9cm" svg:x="2.2cm" svg:y="10.4cm">
          <draw:text-box>
            <text:p text:style-name="P7"><text:span text:style-name="T1">Unión de amb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Half_20_Arrow_20_Left" draw:display-name="Half Arrow Left" svg:viewBox="0 0 10 15" svg:d="M10 0zM5 0l-5 15h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2:40:47.923741464</meta:creation-date>
    <meta:editing-duration>PT19M8S</meta:editing-duration>
    <meta:editing-cycles>4</meta:editing-cycles>
    <meta:generator>LibreOffice/6.0.7.3$Linux_X86_64 LibreOffice_project/00m0$Build-3</meta:generator>
    <dc:date>2019-09-28T13:10:17.843070714</dc:date>
    <meta:document-statistic meta:object-count="13"/>
  </office:meta>
</office:document-meta>
</file>